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2.028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Kinder- und Jugendchor (A)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 table:style-name="ce6"/>
        </table:table-row>
        <table:table-row table:style-name="ro2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 table:style-name="ce6"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Fastensonntag mit dem Domchor</text:p>
          </table:table-cell>
          <table:table-cell table:style-name="ce6"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 table:style-name="ce6"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2" calcext:value-type="date">
            <text:p>22.03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Lange Nacht der Hausmusik mit dem Ökum. Holzgebläse</text:p>
          </table:table-cell>
          <table:table-cell table:style-name="ce6"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dem Kinder- und Jugendchor (A+B) und Schola</text:p>
          </table:table-cell>
          <table:table-cell/>
        </table:table-row>
        <table:table-row table:style-name="ro2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 table:style-name="ce6"/>
        </table:table-row>
        <table:table-row table:style-name="ro1">
          <table:table-cell office:value-type="date" office:date-value="2024-03-28" calcext:value-type="date">
            <text:p>28.03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Liturgie vom Letzten Abendmahl mit dem Domchor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3-30" calcext:value-type="date">
            <text:p>30.03.2024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Feier der Osternacht mit dem Domchor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. Kirche / Gräfenroda</text:p>
          </table:table-cell>
          <table:table-cell office:value-type="string" calcext:value-type="string">
            <text:p>Vesper mit dem Ökum. Holzgebläse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01" calcext:value-type="date">
            <text:p>01.05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Eröffnung der Maiandachten mit dem Domchor</text:p>
          </table:table-cell>
          <table:table-cell table:style-name="ce6"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Kinder- und Jugendchor (A)</text:p>
          </table:table-cell>
          <table:table-cell/>
        </table:table-row>
        <table:table-row table:style-name="ro3">
          <table:table-cell office:value-type="date" office:date-value="2024-05-25" calcext:value-type="date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9" calcext:value-type="date">
            <text:p>29.05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ufmannskirche</text:p>
          </table:table-cell>
          <table:table-cell office:value-type="string" calcext:value-type="string">
            <text:p>Begegnungsabend zum Katholikentag mit dem Ökum. Holzgebläse</text:p>
          </table:table-cell>
          <table:table-cell/>
        </table:table-row>
        <table:table-row table:style-name="ro3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Kinder- und Jugendchor (A)</text:p>
          </table:table-cell>
          <table:table-cell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6-15" calcext:value-type="date">
            <text:p>15.06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onzert mit dem Domchor (Mozart, Krönungsmesse)</text:p>
          </table:table-cell>
          <table:table-cell/>
        </table:table-row>
        <table:table-row table:style-name="ro3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Kinder- und Jugendchor (A)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Singspiel der Nachwuchschöre am Dom (B+C)</text:p>
          </table:table-cell>
          <table:table-cell/>
        </table:table-row>
        <table:table-row table:style-name="ro2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/>
        </table:table-row>
        <table:table-row table:style-name="ro2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5" calcext:value-type="date">
            <text:p>25.08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3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3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3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3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7" calcext:value-type="date">
            <text:p>27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irchweihfest mit dem Domchor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9" calcext:value-type="date">
            <text:p>19.11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Messe zum Fest der Hl. Elisabeth mit dem Domchor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Kinder- und Jugendchor (A)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Kinder- und Jugendchor (A+B)</text:p>
          </table:table-cell>
          <table:table-cell/>
        </table:table-row>
        <table:table-row table:style-name="ro2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Advent mit dem Domchor</text:p>
          </table:table-cell>
          <table:table-cell/>
        </table:table-row>
        <table:table-row table:style-name="ro2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K Senioren- und Pflegeheim</text:p>
          </table:table-cell>
          <table:table-cell office:value-type="string" calcext:value-type="string">
            <text:p>Adventsmusik mit dem Ökum. Holzgebläse (Adresse: Arnstädter Straße 48, Erfurt)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Kinder- und Jugendchor (A)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Weihnachtsandacht der Caritas Erfurt mit dem Ökum. Holzgebläse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Christmette mit Solisten und Trompete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ächtliches Weihnachtslob mit der Regler-Posaunenschar</text:p>
          </table:table-cell>
          <table:table-cell/>
        </table:table-row>
        <table:table-row table:style-name="ro1">
          <table:table-cell office:value-type="date" office:date-value="2024-12-25" calcext:value-type="date">
            <text:p>2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mit dem Domchor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Kinder- und Jugendchor (A)</text:p>
          </table:table-cell>
          <table:table-cell/>
        </table:table-row>
        <table:table-row table:style-name="ro1">
          <table:table-cell office:value-type="date" office:date-value="2025-01-12" calcext:value-type="date">
            <text:p>12.01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(Taufe des Herrn) mit der Domschola</text:p>
          </table:table-cell>
          <table:table-cell/>
        </table:table-row>
        <table:table-row table:style-name="ro1">
          <table:table-cell office:value-type="date" office:date-value="2025-01-11" calcext:value-type="date">
            <text:p>11.01.20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hausfestsaal</text:p>
          </table:table-cell>
          <table:table-cell office:value-type="string" calcext:value-type="string">
            <text:p>Weihnachtskonzert des Kinder- und Jugendchores</text:p>
          </table:table-cell>
          <table:table-cell/>
        </table:table-row>
        <table:table-row table:style-name="ro1">
          <table:table-cell office:value-type="date" office:date-value="2025-01-26" calcext:value-type="date">
            <text:p>26.01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02-23" calcext:value-type="date">
            <text:p>23.02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03-30" calcext:value-type="date">
            <text:p>30.03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04-18" calcext:value-type="date">
            <text:p>18.04.2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5-05-18" calcext:value-type="date">
            <text:p>18.05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06-22" calcext:value-type="date">
            <text:p>22.06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09-07" calcext:value-type="date">
            <text:p>07.09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09-23" calcext:value-type="date">
            <text:p>23.09.2025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Gregorianik-Konzert der Domschola</text:p>
          </table:table-cell>
          <table:table-cell/>
        </table:table-row>
        <table:table-row table:style-name="ro1">
          <table:table-cell office:value-type="date" office:date-value="2025-10-19" calcext:value-type="date">
            <text:p>19.10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11-16" calcext:value-type="date">
            <text:p>16.11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5-12-15" calcext:value-type="date">
            <text:p>15.12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 table:number-rows-repeated="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D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.00.0000</text:date>, <text:time style:data-style-name="N2" text:time-value="20:47:22.599047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300" meta:object-count="0"/>
  </office:meta>
</office:document-meta>
</file>